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07/2021</text:span></text:p>
      <text:p text:style-name="P9"/>
      <text:p text:style-name="P10">RECIBI CONFORME</text:p>
      <text:p text:style-name="P9"/>
      <text:p text:style-name="P11">CLIENTE: CORDOVA MUÑOZ, GIOVANA JULY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ROPIO (GENETICA)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CORDOVA MUÑOZ, GIOVANA JULY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2T23:42:03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